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817cm"/>
    </style:style>
    <style:style style:name="co10" style:family="table-column">
      <style:table-column-properties fo:break-before="auto" style:column-width="12.901cm"/>
    </style:style>
    <style:style style:name="co11" style:family="table-column">
      <style:table-column-properties fo:break-before="auto" style:column-width="4.80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4.584cm"/>
    </style:style>
    <style:style style:name="co16" style:family="table-column">
      <style:table-column-properties fo:break-before="auto" style:column-width="3.304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4.385cm"/>
    </style:style>
    <style:style style:name="co20" style:family="table-column">
      <style:table-column-properties fo:break-before="auto" style:column-width="10.059cm"/>
    </style:style>
    <style:style style:name="co21" style:family="table-column">
      <style:table-column-properties fo:break-before="auto" style:column-width="3.84cm"/>
    </style:style>
    <style:style style:name="co22" style:family="table-column">
      <style:table-column-properties fo:break-before="auto" style:column-width="4.403cm"/>
    </style:style>
    <style:style style:name="co23" style:family="table-column">
      <style:table-column-properties fo:break-before="auto" style:column-width="9.67cm"/>
    </style:style>
    <style:style style:name="co24" style:family="table-column">
      <style:table-column-properties fo:break-before="auto" style:column-width="8.751cm"/>
    </style:style>
    <style:style style:name="co25" style:family="table-column">
      <style:table-column-properties fo:break-before="auto" style:column-width="5.801cm"/>
    </style:style>
    <style:style style:name="co26" style:family="table-column">
      <style:table-column-properties fo:break-before="auto" style:column-width="3.874cm"/>
    </style:style>
    <style:style style:name="co27" style:family="table-column">
      <style:table-column-properties fo:break-before="auto" style:column-width="5.258cm"/>
    </style:style>
    <style:style style:name="co28" style:family="table-column">
      <style:table-column-properties fo:break-before="auto" style:column-width="6.724cm"/>
    </style:style>
    <style:style style:name="co29" style:family="table-column">
      <style:table-column-properties fo:break-before="auto" style:column-width="2.459cm"/>
    </style:style>
    <style:style style:name="co30" style:family="table-column">
      <style:table-column-properties fo:break-before="auto" style:column-width="10.033cm"/>
    </style:style>
    <style:style style:name="co31" style:family="table-column">
      <style:table-column-properties fo:break-before="auto" style:column-width="3.685cm"/>
    </style:style>
    <style:style style:name="co32" style:family="table-column">
      <style:table-column-properties fo:break-before="auto" style:column-width="9.978cm"/>
    </style:style>
    <style:style style:name="co33" style:family="table-column">
      <style:table-column-properties fo:break-before="auto" style:column-width="23.259cm"/>
    </style:style>
    <style:style style:name="co34" style:family="table-column">
      <style:table-column-properties fo:break-before="auto" style:column-width="4.38cm"/>
    </style:style>
    <style:style style:name="co35" style:family="table-column">
      <style:table-column-properties fo:break-before="auto" style:column-width="2.678cm"/>
    </style:style>
    <style:style style:name="co36" style:family="table-column">
      <style:table-column-properties fo:break-before="auto" style:column-width="6.186cm"/>
    </style:style>
    <style:style style:name="co37" style:family="table-column">
      <style:table-column-properties fo:break-before="auto" style:column-width="3.683cm"/>
    </style:style>
    <style:style style:name="co38" style:family="table-column">
      <style:table-column-properties fo:break-before="auto" style:column-width="4.909cm"/>
    </style:style>
    <style:style style:name="co39" style:family="table-column">
      <style:table-column-properties fo:break-before="auto" style:column-width="4.18cm"/>
    </style:style>
    <style:style style:name="co40" style:family="table-column">
      <style:table-column-properties fo:break-before="auto" style:column-width="15.277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531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3f7f5f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7" style:family="table-cell" style:parent-style-name="Default">
      <style:text-properties fo:color="#3f7f5f" style:font-name="Monaco" fo:font-size="11pt" fo:language="en" fo:country="US" style:font-name-asian="Monaco" style:font-size-asian="11pt" style:language-asian="en" style:country-asian="US" style:font-size-complex="6.30000019073486pt" style:language-complex="en" style:country-complex="US"/>
    </style:style>
    <style:style style:name="ce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  <style:text-properties fo:color="#333333" fo:font-weight="bold" style:font-weight-asian="bold" style:font-weight-complex="bold"/>
    </style:style>
    <style:style style:name="ce11" style:family="table-cell" style:parent-style-name="Default">
      <style:table-cell-properties fo:background-color="#ffffff"/>
      <style:text-properties fo:color="#333333"/>
    </style:style>
    <style:style style:name="ce12" style:family="table-cell" style:parent-style-name="Default" style:data-style-name="N0">
      <style:table-cell-properties fo:background-color="#ffffff"/>
      <style:text-properties fo:color="#333333" fo:font-size="12pt" fo:language="en" fo:country="US" fo:font-weight="bold" style:font-size-asian="6.80000019073486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3" style:family="table-cell" style:parent-style-name="Default">
      <style:table-cell-properties fo:background-color="#ffffff"/>
      <style:text-properties fo:color="#333333" style:font-name="Arial" fo:font-weight="bold" style:font-name-asian="Arial Unicode MS" style:font-weight-asian="bold" style:font-name-complex="Arial Unicode MS" style:font-weight-complex="bold"/>
    </style:style>
    <style:style style:name="ce14" style:family="table-cell" style:parent-style-name="Default">
      <style:text-properties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use-window-font-color="true" style:font-name="Helvetica" fo:font-size="12pt" fo:language="en" fo:country="US" fo:font-weight="normal" style:font-name-asian="Helvetica" style:font-size-asian="12pt" style:language-asian="en" style:country-asian="US" style:font-weight-asian="normal" style:font-name-complex="Helvetica" style:font-size-complex="6.80000019073486pt" style:language-complex="en" style:country-complex="US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&quot;Navigate&quot;;&quot;Link&quot;;&quot;Text_Box&quot;;&quot;Button&quot;;&quot;MouseHover&quot;;&quot;UiTest&quot;;&quot;DataCheckpoint&quot;;&quot;ListboxElementsCheckpoint&quot;;&quot;OldValueCapture&quot;;&quot;ComparingOldValue&quot;;&quot;DataCheckpoint&quot;;&quot;DropDown&quot;;&quot;&quot;)" table:allow-empty-cell="false" table:display-list="sorted-ascending" table:base-cell-address="DesktopSheet.C2">
          <table:help-message table:display="false">
            <text:p>Navigate</text:p>
            <text:p>Link</text:p>
            <text:p>Text_Box</text:p>
            <text:p>Button</text:p>
            <text:p>MouseHover</text:p>
            <text:p>UiTest</text:p>
            <text:p>DataCheckpoint</text:p>
            <text:p>ListboxElementsCheckpoint</text:p>
            <text:p>OldValueCapture</text:p>
            <text:p>ComparingOldValue</text:p>
          </table:help-message>
        </table:content-validation>
        <table:content-validation table:name="val2" table:condition="of:cell-content-is-in-list(&quot;Navigate&quot;;&quot;Link&quot;;&quot;Text_Box&quot;;&quot;Button&quot;;&quot;MouseHover&quot;;&quot;UiTest&quot;;&quot;DataCheckpoint&quot;;&quot;ListboxElementsCheckpoint&quot;;&quot;OldValueCapture&quot;;&quot;ComparingOldValue&quot;;&quot;DataCheckpoint&quot;;&quot;DropDown&quot;;&quot;&quot;)" table:allow-empty-cell="false" table:display-list="sorted-ascending" table:base-cell-address="StepsSlanding.C48">
          <table:help-message table:display="false">
            <text:p>Navigate</text:p>
            <text:p>Link</text:p>
            <text:p>Text_Box</text:p>
            <text:p>Button</text:p>
            <text:p>MouseHover</text:p>
            <text:p>UiTest</text:p>
            <text:p>DataCheckpoint</text:p>
            <text:p>ListboxElementsCheckpoint</text:p>
            <text:p>OldValueCapture</text:p>
            <text:p>ComparingOldValue</text:p>
          </table:help-message>
        </table:content-validation>
      </table:content-validations>
      <table:table table:name="DesktopSheet" table:style-name="ta1" table:print="false"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8" table:number-columns-repeated="1016" table:default-cell-style-name="ce11"/>
        <table:table-row table:style-name="ro2">
          <table:table-cell table:style-name="ce10" office:value-type="string">
            <text:p>TcNo</text:p>
          </table:table-cell>
          <table:table-cell table:style-name="ce10" office:value-type="string">
            <text:p>TcDesr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ObjectIdentifiertype</text:p>
          </table:table-cell>
          <table:table-cell table:style-name="ce10" office:value-type="string">
            <text:p>ObjectIdentifier</text:p>
          </table:table-cell>
          <table:table-cell table:style-name="ce10" office:value-type="string">
            <text:p>TestData</text:p>
          </table:table-cell>
          <table:table-cell table:style-name="ce10" office:value-type="string">
            <text:p>ObjectSheet</text:p>
          </table:table-cell>
          <table:table-cell table:style-name="ce10" office:value-type="string">
            <text:p>Execute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Pre-Requisite</text:p>
          </table:table-cell>
          <table:table-cell table:style-name="ce10" office:value-type="string">
            <text:p>This is to navigate to the Wallgreens Url</text:p>
          </table:table-cell>
          <table:table-cell table:style-name="ce10" table:content-validation-name="val1" office:value-type="string">
            <text:p>Link</text:p>
          </table:table-cell>
          <table:table-cell table:style-name="ce10" table:number-columns-repeated="2"/>
          <table:table-cell table:style-name="ce10" office:value-type="string">
            <text:p><text:a xlink:href="http://walgreens.com/">http://walgreens.com</text:a></text:p>
          </table:table-cell>
          <table:table-cell table:style-name="ce10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Pre-Requisite</text:p>
          </table:table-cell>
          <table:table-cell table:style-name="ce10" office:value-type="string">
            <text:p>This is to click on the “Sign-In” link</text:p>
          </table:table-cell>
          <table:table-cell table:style-name="ce10" table:content-validation-name="val2" office:value-type="string">
            <text:p>Link</text:p>
          </table:table-cell>
          <table:table-cell table:style-name="ce10" office:value-type="string">
            <text:p>CSS</text:p>
          </table:table-cell>
          <table:table-cell table:style-name="ce10" office:value-type="string">
            <text:p>[title="Sign In"]</text:p>
          </table:table-cell>
          <table:table-cell table:style-name="ce10"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6">
          <table:table-cell table:style-name="ce10" office:value-type="string">
            <text:p>Pre-Requisite</text:p>
          </table:table-cell>
          <table:table-cell table:style-name="ce10" office:value-type="string">
            <text:p>Entering Username</text:p>
          </table:table-cell>
          <table:table-cell table:style-name="ce10" table:content-validation-name="val2" office:value-type="string">
            <text:p>TextBox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uname']</text:p>
          </table:table-cell>
          <table:table-cell table:style-name="ce12" office:value-type="string">
            <text:p><text:span text:style-name="T1"><text:a xlink:href="mailto:raghuk9@gmail.com">raghuk9@gmail.com</text:a></text:span></text:p>
          </table:table-cell>
          <table:table-cell table:style-name="ce10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Pre-Requisite</text:p>
          </table:table-cell>
          <table:table-cell table:style-name="ce10" office:value-type="string">
            <text:p>Entering Password</text:p>
          </table:table-cell>
          <table:table-cell table:style-name="ce10" table:content-validation-name="val2" office:value-type="string">
            <text:p>TextBox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password2']</text:p>
          </table:table-cell>
          <table:table-cell table:style-name="ce13" office:value-type="string">
            <text:p>Photon123</text:p>
          </table:table-cell>
          <table:table-cell table:style-name="ce10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Pre-Requisite</text:p>
          </table:table-cell>
          <table:table-cell table:style-name="ce10" office:value-type="string">
            <text:p>Clicking on the OK button</text:p>
          </table:table-cell>
          <table:table-cell table:style-name="ce10" table:content-validation-name="val2" office:value-type="string">
            <text:p>Button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userSignIn']/div[1]/form/p[2]/input[1]</text:p>
          </table:table-cell>
          <table:table-cell table:style-name="ce10"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table:style-name="ce10" table:number-columns-repeated="2"/>
          <table:table-cell table:style-name="ce10" table:content-validation-name="val1" office:value-type="string">
            <text:p>Navigate</text:p>
          </table:table-cell>
          <table:table-cell table:style-name="ce10" table:number-columns-repeated="2"/>
          <table:table-cell table:style-name="ce10" office:value-type="string">
            <text:p>https://www.walgreens.com/steps/stepslanding.jsp</text:p>
          </table:table-cell>
          <table:table-cell table:style-name="ce10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table:style-name="ce10" table:number-columns-repeated="2"/>
          <table:table-cell table:style-name="ce10" table:content-validation-name="val1" office:value-type="string">
            <text:p>Navigate</text:p>
          </table:table-cell>
          <table:table-cell table:style-name="ce10" table:number-columns-repeated="2"/>
          <table:table-cell table:style-name="ce10" office:value-type="string">
            <text:p>https://www.walgreens.com/steps/stepslanding.jsp</text:p>
          </table:table-cell>
          <table:table-cell table:style-name="ce10"/>
          <table:table-cell office:value-type="string">
            <text:p>YES</text:p>
          </table:table-cell>
          <table:table-cell table:number-columns-repeated="1015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Checking for steps exists or not</text:p>
          </table:table-cell>
          <table:table-cell table:content-validation-name="val2" office:value-type="string">
            <text:p>UiTest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1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table:style-name="ce10" office:value-type="float" office:value="2">
            <text:p>2</text:p>
          </table:table-cell>
          <table:table-cell table:style-name="ce10" office:value-type="string">
            <text:p>Checking for weight exists or not</text:p>
          </table:table-cell>
          <table:table-cell table:style-name="ce10" table:content-validation-name="val2" office:value-type="string">
            <text:p>UiTest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2]/div</text:p>
          </table:table-cell>
          <table:table-cell table:style-name="ce10"/>
          <table:table-cell table:style-name="ce10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hecking for Blood Pressure exists or not</text:p>
          </table:table-cell>
          <table:table-cell table:content-validation-name="val2" office:value-type="string">
            <text:p>UiTest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3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0" office:value-type="string">
            <text:p>Checking for Blood Glucose exists or not</text:p>
          </table:table-cell>
          <table:table-cell table:style-name="ce10" table:content-validation-name="val2" office:value-type="string">
            <text:p>UiTest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4]/div</text:p>
          </table:table-cell>
          <table:table-cell table:style-name="ce10"/>
          <table:table-cell table:style-name="ce10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hecking for Sleeps exists or not</text:p>
          </table:table-cell>
          <table:table-cell table:content-validation-name="val2" office:value-type="string">
            <text:p>UiTest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5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table:style-name="ce10" office:value-type="float" office:value="6">
            <text:p>6</text:p>
          </table:table-cell>
          <table:table-cell table:style-name="ce10" office:value-type="string">
            <text:p>Checking for SPO2 Exists or not</text:p>
          </table:table-cell>
          <table:table-cell table:style-name="ce10" table:content-validation-name="val2" office:value-type="string">
            <text:p>UiTest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6]/div</text:p>
          </table:table-cell>
          <table:table-cell table:style-name="ce10"/>
          <table:table-cell table:style-name="ce10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efualt steps is displaying as –</text:p>
          </table:table-cell>
          <table:table-cell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1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8">
            <text:p>8</text:p>
          </table:table-cell>
          <table:table-cell table:style-name="ce10" office:value-type="string">
            <text:p>Defualt weight is displaying as –</text:p>
          </table:table-cell>
          <table:table-cell table:style-name="ce10"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2]/div/p[2]</text:p>
          </table:table-cell>
          <table:table-cell table:style-name="ce10" office:value-type="string">
            <text:p>--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Defualt Blood Pressure is displaying as –</text:p>
          </table:table-cell>
          <table:table-cell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3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10">
            <text:p>10</text:p>
          </table:table-cell>
          <table:table-cell table:style-name="ce10" office:value-type="string">
            <text:p>Defualt Blood Glucose is displaying as –</text:p>
          </table:table-cell>
          <table:table-cell table:style-name="ce10"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4]/div/p[2]</text:p>
          </table:table-cell>
          <table:table-cell table:style-name="ce10" office:value-type="string">
            <text:p>--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efualt Sleep is displaying as –</text:p>
          </table:table-cell>
          <table:table-cell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5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12">
            <text:p>12</text:p>
          </table:table-cell>
          <table:table-cell table:style-name="ce10" office:value-type="string">
            <text:p>Defualt SpO2 is displaying as –</text:p>
          </table:table-cell>
          <table:table-cell table:style-name="ce10"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6]/div/p[2]</text:p>
          </table:table-cell>
          <table:table-cell table:style-name="ce10" office:value-type="string">
            <text:p>--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nits of Steps</text:p>
          </table:table-cell>
          <table:table-cell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1]/div/p[3]</text:p>
          </table:table-cell>
          <table:table-cell office:value-type="string">
            <text:p>steps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14">
            <text:p>14</text:p>
          </table:table-cell>
          <table:table-cell table:style-name="ce10" office:value-type="string">
            <text:p>Units of Weight</text:p>
          </table:table-cell>
          <table:table-cell table:style-name="ce10"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2]/div/p[3]</text:p>
          </table:table-cell>
          <table:table-cell table:style-name="ce10" office:value-type="string">
            <text:p>lbs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Units of Blood Pressure</text:p>
          </table:table-cell>
          <table:table-cell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3]/div/p[3]</text:p>
          </table:table-cell>
          <table:table-cell office:value-type="string">
            <text:p>mmHg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16">
            <text:p>16</text:p>
          </table:table-cell>
          <table:table-cell table:style-name="ce10" office:value-type="string">
            <text:p>Units of Blood Glucose</text:p>
          </table:table-cell>
          <table:table-cell table:style-name="ce10"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4]/div/p[3]</text:p>
          </table:table-cell>
          <table:table-cell table:style-name="ce10" office:value-type="string">
            <text:p>mg/dl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Units of Sleep</text:p>
          </table:table-cell>
          <table:table-cell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5]/div/p[3]</text:p>
          </table:table-cell>
          <table:table-cell office:value-type="string">
            <text:p>hours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18">
            <text:p>18</text:p>
          </table:table-cell>
          <table:table-cell table:style-name="ce10" office:value-type="string">
            <text:p>Units of SPO2</text:p>
          </table:table-cell>
          <table:table-cell table:style-name="ce10" table:content-validation-name="val2" office:value-type="string">
            <text:p>DataCheckpoint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6]/div/p[3]</text:p>
          </table:table-cell>
          <table:table-cell table:style-name="ce10" office:value-type="string">
            <text:p>SpO2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hecking for all the list items in the view list box</text:p>
          </table:table-cell>
          <table:table-cell table:content-validation-name="val2" office:value-type="string">
            <text:p>ListboxElementsCheckpoint</text:p>
          </table:table-cell>
          <table:table-cell table:style-name="ce10" office:value-type="string">
            <text:p>Xpath</text:p>
          </table:table-cell>
          <table:table-cell office:value-type="string">
            <text:p>stepsv2_select_dropdown_graph</text:p>
          </table:table-cell>
          <table:table-cell office:value-type="string">
            <text:p>current week,last 7 days,last 30 days,last 90 days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Clicking on the steps link in the tracker window</text:p>
          </table:table-cell>
          <table:table-cell table:style-name="ce10" table:content-validation-name="val2" office:value-type="string">
            <text:p>Link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1]/div</text:p>
          </table:table-cell>
          <table:table-cell table:style-name="ce10"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This is to click on the link add activity</text:p>
          </table:table-cell>
          <table:table-cell table:style-name="ce10" table:content-validation-name="val2" office:value-type="string">
            <text:p>Link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logActivity']/p</text:p>
          </table:table-cell>
          <table:table-cell table:style-name="ce10"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This is to select the distance in the steps activity</text:p>
          </table:table-cell>
          <table:table-cell table:style-name="ce10" table:content-validation-name="val2" office:value-type="string">
            <text:p>Text_Box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distance']</text:p>
          </table:table-cell>
          <table:table-cell table:style-name="ce10" office:value-type="float" office:value="20">
            <text:p>20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This is to select the hours</text:p>
          </table:table-cell>
          <table:table-cell table:style-name="ce10" table:content-validation-name="val2" office:value-type="string">
            <text:p>Text_Box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stepsv2_duration_hr']</text:p>
          </table:table-cell>
          <table:table-cell table:style-name="ce10" office:value-type="float" office:value="0">
            <text:p>0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This is to select the minutes</text:p>
          </table:table-cell>
          <table:table-cell table:style-name="ce10" table:content-validation-name="val2" office:value-type="string">
            <text:p>Text_Box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stepsv2_duration_min']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This is to select the seconds</text:p>
          </table:table-cell>
          <table:table-cell table:style-name="ce10" table:content-validation-name="val2" office:value-type="string">
            <text:p>Text_Box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stepsv2_duration_sec']</text:p>
          </table:table-cell>
          <table:table-cell table:style-name="ce10" office:value-type="float" office:value="0">
            <text:p>0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This is to select the intensity list box</text:p>
          </table:table-cell>
          <table:table-cell table:style-name="ce10" table:content-validation-name="val2" office:value-type="string">
            <text:p>DropDown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intensityTypeSelect']</text:p>
          </table:table-cell>
          <table:table-cell table:style-name="ce10" office:value-type="string">
            <text:p>Easy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This is to capture the old value from the application</text:p>
          </table:table-cell>
          <table:table-cell table:style-name="ce10" table:content-validation-name="val2" office:value-type="string">
            <text:p>OldValueCapture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1]/div/p[2]</text:p>
          </table:table-cell>
          <table:table-cell table:style-name="ce10"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This is to click on the the add button</text:p>
          </table:table-cell>
          <table:table-cell table:style-name="ce10" table:content-validation-name="val2" office:value-type="string">
            <text:p>Button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stepsv2_fitness_savebtn']</text:p>
          </table:table-cell>
          <table:table-cell table:style-name="ce10"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This is to check whether the steps activity is added or not</text:p>
          </table:table-cell>
          <table:table-cell table:style-name="ce10" table:content-validation-name="val2" office:value-type="string">
            <text:p>ComparingOldValue</text:p>
          </table:table-cell>
          <table:table-cell table:style-name="ce10" office:value-type="string">
            <text:p>Xpath</text:p>
          </table:table-cell>
          <table:table-cell table:style-name="ce10" office:value-type="string">
            <text:p>.//*[@id='web-tracker-menu']/li[1]/div/p[2]</text:p>
          </table:table-cell>
          <table:table-cell table:style-name="ce10" office:value-type="float" office:value="20">
            <text:p>20</text:p>
          </table:table-cell>
          <table:table-cell table:style-name="ce10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licking on the weight link in the tracker window</text:p>
          </table:table-cell>
          <table:table-cell table:content-validation-name="val2" office:value-type="string">
            <text:p>Link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2]/di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his is to click on the link add activity</text:p>
          </table:table-cell>
          <table:table-cell table:content-validation-name="val2" office:value-type="string">
            <text:p>Link</text:p>
          </table:table-cell>
          <table:table-cell table:style-name="ce10" office:value-type="string">
            <text:p>Xpath</text:p>
          </table:table-cell>
          <table:table-cell office:value-type="string">
            <text:p>.//*[@id='logActivity']/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his is to select the weight in the tracker add activity</text:p>
          </table:table-cell>
          <table:table-cell table:content-validation-name="val2" office:value-type="string">
            <text:p>Text_Box</text:p>
          </table:table-cell>
          <table:table-cell table:style-name="ce10" office:value-type="string">
            <text:p>Xpath</text:p>
          </table:table-cell>
          <table:table-cell office:value-type="string">
            <text:p>.//*[@id='weight_log_weight'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his is to add the BMI Value in the tracker add activity</text:p>
          </table:table-cell>
          <table:table-cell table:content-validation-name="val2" office:value-type="string">
            <text:p>Text_Box</text:p>
          </table:table-cell>
          <table:table-cell table:style-name="ce10" office:value-type="string">
            <text:p>Xpath</text:p>
          </table:table-cell>
          <table:table-cell office:value-type="string">
            <text:p>.//*[@id='weightLog_bmi']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his is to add the body fat in the tracker add activity</text:p>
          </table:table-cell>
          <table:table-cell table:content-validation-name="val2" office:value-type="string">
            <text:p>Text_Box</text:p>
          </table:table-cell>
          <table:table-cell table:style-name="ce10" office:value-type="string">
            <text:p>Xpath</text:p>
          </table:table-cell>
          <table:table-cell office:value-type="string">
            <text:p>.//*[@id='weightLog_bodyfat']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his is to capture the old value from the application</text:p>
          </table:table-cell>
          <table:table-cell table:content-validation-name="val2" office:value-type="string">
            <text:p>OldValueCapture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2]/div/p[2]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his is to click on the save button in the weight tracker window</text:p>
          </table:table-cell>
          <table:table-cell table:content-validation-name="val2" office:value-type="string">
            <text:p>Button</text:p>
          </table:table-cell>
          <table:table-cell table:style-name="ce10" office:value-type="string">
            <text:p>Xpath</text:p>
          </table:table-cell>
          <table:table-cell office:value-type="string">
            <text:p>.//*[@id='weight_log_save']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his is to check whether the steps activity is added or not</text:p>
          </table:table-cell>
          <table:table-cell table:content-validation-name="val2" office:value-type="string">
            <text:p>ComparingOldValue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2]/div/p[2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Clicking on the balance reward points link</text:p>
          </table:table-cell>
          <table:table-cell table:content-validation-name="val2" office:value-type="string">
            <text:p>Link</text:p>
          </table:table-cell>
          <table:table-cell table:style-name="ce10" office:value-type="string">
            <text:p>Xpath</text:p>
          </table:table-cell>
          <table:table-cell office:value-type="string">
            <text:p>.//*[@id='frame']/div[2]/div[1]/div[1]/div[2]/div[1]/div[2]/ul/li[1]/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licking on lbs tab</text:p>
          </table:table-cell>
          <table:table-cell table:content-validation-name="val2" office:value-type="string">
            <text:p>Button</text:p>
          </table:table-cell>
          <table:table-cell table:style-name="ce10" office:value-type="string">
            <text:p>Xpath</text:p>
          </table:table-cell>
          <table:table-cell office:value-type="string">
            <text:p>.//*[@id='web-tracker-menu']/li[2]/di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lick on link</text:p>
          </table:table-cell>
          <table:table-cell table:content-validation-name="val2" office:value-type="string">
            <text:p>Link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Clicking on the link</text:p>
          </table:table-cell>
          <table:table-cell table:content-validation-name="val2" office:value-type="string">
            <text:p>Link</text:p>
          </table:table-cell>
          <table:table-cell office:value-type="string">
            <text:p>Xpath</text:p>
          </table:table-cell>
          <table:table-cell table:number-columns-repeated="1019"/>
        </table:table-row>
        <table:table-row table:style-name="ro5" table:number-rows-repeated="104852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tepsSlanding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row table:style-name="ro2">
          <table:table-cell table:style-name="ce5" office:value-type="string">
            <text:p>ObjectId</text:p>
          </table:table-cell>
          <table:table-cell table:style-name="ce5" office:value-type="string">
            <text:p>ObjName</text:p>
          </table:table-cell>
          <table:table-cell table:style-name="ce5" office:value-type="string">
            <text:p>ObjXpath</text:p>
          </table:table-cell>
          <table:table-cell table:style-name="ce5" office:value-type="string">
            <text:p>DesktopApplicability</text:p>
          </table:table-cell>
          <table:table-cell table:style-name="ce5" office:value-type="string">
            <text:p>DesktopXcoordinate</text:p>
          </table:table-cell>
          <table:table-cell table:style-name="ce5" office:value-type="string">
            <text:p>DesktopYCoordinate</text:p>
          </table:table-cell>
          <table:table-cell table:style-name="ce5" office:value-type="string">
            <text:p>DesktopWidth</text:p>
          </table:table-cell>
          <table:table-cell table:style-name="ce5" office:value-type="string">
            <text:p>DesktopHeight</text:p>
          </table:table-cell>
          <table:table-cell table:style-name="ce5" office:value-type="string">
            <text:p>TabletApplicability</text:p>
          </table:table-cell>
          <table:table-cell table:style-name="ce5" office:value-type="string">
            <text:p>TabletXCoordinate</text:p>
          </table:table-cell>
          <table:table-cell table:style-name="ce5" office:value-type="string">
            <text:p>TabletYCoordinate</text:p>
          </table:table-cell>
          <table:table-cell table:style-name="ce5" office:value-type="string">
            <text:p>TabletWidth</text:p>
          </table:table-cell>
          <table:table-cell table:style-name="ce5" office:value-type="string">
            <text:p>TabletHeight</text:p>
          </table:table-cell>
          <table:table-cell table:style-name="ce5" office:value-type="string">
            <text:p>MobileApplicability</text:p>
          </table:table-cell>
          <table:table-cell table:style-name="ce5" office:value-type="string">
            <text:p>MobileXCoordinate</text:p>
          </table:table-cell>
          <table:table-cell table:style-name="ce5" office:value-type="string">
            <text:p>MobileYCoordinate</text:p>
          </table:table-cell>
          <table:table-cell table:style-name="ce5" office:value-type="string">
            <text:p>MobileWidth</text:p>
          </table:table-cell>
          <table:table-cell table:style-name="ce5" office:value-type="string">
            <text:p>MobileHeigh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eps</text:p>
          </table:table-cell>
          <table:table-cell office:value-type="string">
            <text:p>.//*[@id='web-tracker-menu']/li[1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eight</text:p>
          </table:table-cell>
          <table:table-cell office:value-type="string">
            <text:p>.//*[@id='web-tracker-menu']/li[2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lood Pressure</text:p>
          </table:table-cell>
          <table:table-cell office:value-type="string">
            <text:p>.//*[@id='web-tracker-menu']/li[3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lood Glucose</text:p>
          </table:table-cell>
          <table:table-cell office:value-type="string">
            <text:p>.//*[@id='web-tracker-menu']/li[4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leep</text:p>
          </table:table-cell>
          <table:table-cell office:value-type="string">
            <text:p>.//*[@id='web-tracker-menu']/li[5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PO2</text:p>
          </table:table-cell>
          <table:table-cell office:value-type="string">
            <text:p>.//*[@id='web-tracker-menu']/li[6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American eagle logo</text:p>
          </table:table-cell>
          <table:table-cell table:style-name="ce6" office:value-type="string">
            <text:p>.//*[@id='ember527']/div[1]/div[1]/div[2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Men </text:p>
          </table:table-cell>
          <table:table-cell table:style-name="ce7" office:value-type="string">
            <text:p>.//*[@id='mobile_view']/div[3]/img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Women</text:p>
          </table:table-cell>
          <table:table-cell table:style-name="ce6" office:value-type="string">
            <text:p>.//*[@id='mobile_view']/div[2]/img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ssword</text:p>
          </table:table-cell>
          <table:table-cell table:style-name="ce8" office:value-type="string">
            <text:p>.//*[@id='password2'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Register button native app</text:p>
          </table:table-cell>
          <table:table-cell table:style-name="ce9" office:value-type="string">
            <text:p>com.ebay.mobile:id/button_sign_in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Sign in button native app</text:p>
          </table:table-cell>
          <table:table-cell table:style-name="ce9" office:value-type="string">
            <text:p>com.ebay.mobile:id/button_register</text:p>
          </table:table-cell>
          <table:table-cell office:value-type="string">
            <text:p>YES</text:p>
          </table:table-cell>
          <table:table-cell table:number-columns-repeated="14"/>
        </table:table-row>
      </table:table>
      <table:table table:name="iosAppiumSheet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8" table:default-cell-style-name="ce10"/>
        <table:table-column table:style-name="co27" table:default-cell-style-name="Default"/>
        <table:table-column table:style-name="co28" table:default-cell-style-name="ce9"/>
        <table:table-column table:style-name="co8" table:number-columns-repeated="1018" table:default-cell-style-name="Default"/>
        <table:table-row table:style-name="ro2">
          <table:table-cell table:style-name="ce10" office:value-type="string">
            <text:p>TcNo</text:p>
          </table:table-cell>
          <table:table-cell table:style-name="ce10" office:value-type="string">
            <text:p>TcDesr</text:p>
          </table:table-cell>
          <table:table-cell office:value-type="string">
            <text:p>Action</text:p>
          </table:table-cell>
          <table:table-cell table:style-name="ce10" office:value-type="string">
            <text:p>ObjectIdentifiertype</text:p>
          </table:table-cell>
          <table:table-cell table:style-name="ce10" office:value-type="string">
            <text:p>ObjectIdentifier</text:p>
          </table:table-cell>
          <table:table-cell table:style-name="ce10" office:value-type="string">
            <text:p>TestData</text:p>
          </table:table-cell>
          <table:table-cell table:style-name="ce10" office:value-type="string">
            <text:p>ObjectSheet</text:p>
          </table:table-cell>
          <table:table-cell table:style-name="ce10" office:value-type="string">
            <text:p>Execute</text:p>
          </table:table-cell>
          <table:table-cell table:style-name="ce11" table:number-columns-repeated="1015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Enter username</text:p>
          </table:table-cell>
          <table:table-cell table:content-validation-name="val2" office:value-type="string">
            <text:p>TextBox</text:p>
          </table:table-cell>
          <table:table-cell office:value-type="string">
            <text:p>xpath</text:p>
          </table:table-cell>
          <table:table-cell office:value-type="string">
            <text:p>//window[1]/scrollview[1]/textfield[1]</text:p>
          </table:table-cell>
          <table:table-cell office:value-type="string">
            <text:p>ABC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Enter password</text:p>
          </table:table-cell>
          <table:table-cell table:style-name="Default" office:value-type="string">
            <text:p>TextBox</text:p>
          </table:table-cell>
          <table:table-cell office:value-type="string">
            <text:p>xpath</text:p>
          </table:table-cell>
          <table:table-cell table:style-name="ce14" office:value-type="string">
            <text:p>//window[1]/scrollview[1]/secure[1]</text:p>
          </table:table-cell>
          <table:table-cell office:value-type="string">
            <text:p>ABC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Click on the sign in link</text:p>
          </table:table-cell>
          <table:table-cell table:content-validation-name="val2" office:value-type="string">
            <text:p>Button</text:p>
          </table:table-cell>
          <table:table-cell office:value-type="string">
            <text:p>xpath</text:p>
          </table:table-cell>
          <table:table-cell office:value-type="string">
            <text:p>//window[1]/button[2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</table:table>
      <table:table table:name="AndroidAppiumSheet" table:style-name="ta1" table:print="false"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8" table:number-columns-repeated="1017" table:default-cell-style-name="ce16"/>
        <table:table-row table:style-name="ro2">
          <table:table-cell table:style-name="ce15" office:value-type="string">
            <text:p>TcNo</text:p>
          </table:table-cell>
          <table:table-cell table:style-name="ce15" office:value-type="string">
            <text:p>TcDesr</text:p>
          </table:table-cell>
          <table:table-cell table:style-name="ce15" office:value-type="string">
            <text:p>Action</text:p>
          </table:table-cell>
          <table:table-cell table:style-name="ce15" office:value-type="string">
            <text:p>ObjectIdentifiertype</text:p>
          </table:table-cell>
          <table:table-cell table:style-name="ce15" office:value-type="string">
            <text:p>ObjectIdentifier</text:p>
          </table:table-cell>
          <table:table-cell table:style-name="ce15" office:value-type="string">
            <text:p>TestData</text:p>
          </table:table-cell>
          <table:table-cell table:style-name="ce15" office:value-type="string">
            <text:p>ObjectSheet</text:p>
          </table:table-cell>
          <table:table-cell table:style-name="ce15" office:value-type="string">
            <text:p>Execute</text:p>
          </table:table-cell>
          <table:table-cell table:number-columns-repeated="1016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Clicking on the agree button</text:p>
          </table:table-cell>
          <table:table-cell table:style-name="ce15" table:content-validation-name="val2" office:value-type="string">
            <text:p>Button</text:p>
          </table:table-cell>
          <table:table-cell table:style-name="Default" office:value-type="string">
            <text:p>xpath</text:p>
          </table:table-cell>
          <table:table-cell table:style-name="ce17" table:content-validation-name="val2" office:value-type="string">
            <text:p>//view[1]/window[2]/linear[1]/linear[2]/button[2]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Clicking on the sign in button</text:p>
          </table:table-cell>
          <table:table-cell table:style-name="ce15" table:content-validation-name="val2" office:value-type="string">
            <text:p>Button</text:p>
          </table:table-cell>
          <table:table-cell table:style-name="Default" office:value-type="string">
            <text:p>id</text:p>
          </table:table-cell>
          <table:table-cell table:style-name="ce9" office:value-type="string">
            <text:p>com.ebay.mobile:id/button_sign_i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entering username</text:p>
          </table:table-cell>
          <table:table-cell table:style-name="ce15" table:content-validation-name="val2" office:value-type="string">
            <text:p>TextBox</text:p>
          </table:table-cell>
          <table:table-cell table:style-name="Default" office:value-type="string">
            <text:p>id</text:p>
          </table:table-cell>
          <table:table-cell table:style-name="ce9" office:value-type="string">
            <text:p>com.ebay.mobile:id/sign_in_username_entry</text:p>
          </table:table-cell>
          <table:table-cell office:value-type="string">
            <text:p>Testing</text:p>
          </table:table-cell>
          <table:table-cell table:style-name="Default"/>
          <table:table-cell office:value-type="string">
            <text:p>YES</text:p>
          </table:table-cell>
          <table:table-cell table:number-columns-repeated="1016"/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Entering password</text:p>
          </table:table-cell>
          <table:table-cell table:style-name="ce15" table:content-validation-name="val2" office:value-type="string">
            <text:p>TextBox</text:p>
          </table:table-cell>
          <table:table-cell table:style-name="Default" office:value-type="string">
            <text:p>id</text:p>
          </table:table-cell>
          <table:table-cell table:style-name="ce9" office:value-type="string">
            <text:p>com.ebay.mobile:id/sign_in_password_entry</text:p>
          </table:table-cell>
          <table:table-cell office:value-type="string">
            <text:p>Testing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8">
          <table:table-cell table:number-columns-repeated="2"/>
          <table:table-cell office:value-type="string">
            <text:p>Button</text:p>
          </table:table-cell>
          <table:table-cell office:value-type="string">
            <text:p>id</text:p>
          </table:table-cell>
          <table:table-cell office:value-type="string">
            <text:p>com.ebay.mobile:id/sign_in_forgo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sktopSheet2" table:style-name="ta1" table:print="false">
        <table:table-column table:style-name="co8" table:default-cell-style-name="Default"/>
        <table:table-column table:style-name="co36" table:default-cell-style-name="Default"/>
        <table:table-column table:style-name="co37" table:default-cell-style-name="ce10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number-columns-repeated="1017" table:default-cell-style-name="Default"/>
        <table:table-row table:style-name="ro2">
          <table:table-cell table:style-name="ce10" office:value-type="string">
            <text:p>TcNo</text:p>
          </table:table-cell>
          <table:table-cell table:style-name="ce10" office:value-type="string">
            <text:p>TcDesr</text:p>
          </table:table-cell>
          <table:table-cell office:value-type="string">
            <text:p>Action</text:p>
          </table:table-cell>
          <table:table-cell table:style-name="ce10" office:value-type="string">
            <text:p>ObjectIdentifiertype</text:p>
          </table:table-cell>
          <table:table-cell table:style-name="ce10" office:value-type="string">
            <text:p>ObjectIdentifier</text:p>
          </table:table-cell>
          <table:table-cell table:style-name="ce10" office:value-type="string">
            <text:p>TestData</text:p>
          </table:table-cell>
          <table:table-cell table:style-name="ce10" office:value-type="string">
            <text:p>ObjectSheet</text:p>
          </table:table-cell>
          <table:table-cell table:style-name="ce10" office:value-type="string">
            <text:p>Execute</text:p>
          </table:table-cell>
          <table:table-cell table:style-name="ce11" table:number-columns-repeated="1015"/>
        </table:table-row>
        <table:table-row table:style-name="ro5">
          <table:table-cell table:style-name="ce10" office:value-type="float" office:value="1">
            <text:p>1</text:p>
          </table:table-cell>
          <table:table-cell office:value-type="string">
            <text:p>Navigating to the design one jewellers</text:p>
          </table:table-cell>
          <table:table-cell office:value-type="string">
            <text:p>Navigate</text:p>
          </table:table-cell>
          <table:table-cell table:style-name="ce10" table:number-columns-repeated="2"/>
          <table:table-cell table:style-name="ce10" office:value-type="string">
            <text:p><text:a xlink:href="../../../Downloads/photon-test-automation-poc/content/home/01_HP_B.html">file:///Users/kalyan_v/Downloads/photon-test-automation-poc/content/home/01_HP_B.html</text:a></text:p>
          </table:table-cell>
          <table:table-cell table:style-name="ce10"/>
          <table:table-cell table:style-name="ce10" office:value-type="string">
            <text:p>YES</text:p>
          </table:table-cell>
          <table:table-cell table:style-name="ce11"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earching an item with text yellow</text:p>
          </table:table-cell>
          <table:table-cell table:content-validation-name="val2" office:value-type="string">
            <text:p>Text_Box</text:p>
          </table:table-cell>
          <table:table-cell office:value-type="string">
            <text:p>CSS</text:p>
          </table:table-cell>
          <table:table-cell office:value-type="string">
            <text:p>[test-input='search']</text:p>
          </table:table-cell>
          <table:table-cell office:value-type="string">
            <text:p>Yellow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licking on the search icon</text:p>
          </table:table-cell>
          <table:table-cell table:style-name="Default" office:value-type="string">
            <text:p>Button</text:p>
          </table:table-cell>
          <table:table-cell office:value-type="string">
            <text:p>CSS</text:p>
          </table:table-cell>
          <table:table-cell office:value-type="string">
            <text:p>[class='search-icon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Getting the first item</text:p>
          </table:table-cell>
          <table:table-cell table:style-name="ce11" table:content-validation-name="val2" office:value-type="string">
            <text:p>OldValueCapture</text:p>
          </table:table-cell>
          <table:table-cell office:value-type="string">
            <text:p>CSS</text:p>
          </table:table-cell>
          <table:table-cell table:style-name="ce18" office:value-type="string">
            <text:p>[Test-assert='filter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Clicking on the first item</text:p>
          </table:table-cell>
          <table:table-cell table:style-name="Default" office:value-type="string">
            <text:p>Link</text:p>
          </table:table-cell>
          <table:table-cell office:value-type="string">
            <text:p>CSS</text:p>
          </table:table-cell>
          <table:table-cell table:style-name="ce18" office:value-type="string">
            <text:p>[Test-event='go_to_pdp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omparing the value is booked or not</text:p>
          </table:table-cell>
          <table:table-cell table:content-validation-name="val2" office:value-type="string">
            <text:p>ComparingOldValue</text:p>
          </table:table-cell>
          <table:table-cell office:value-type="string">
            <text:p>CSS</text:p>
          </table:table-cell>
          <table:table-cell office:value-type="string">
            <text:p>[class='printable_content']</text:p>
          </table:table-cell>
          <table:table-cell office:value-type="string">
            <text:p>Traffic by Dsgn One Jewelers, Four Row Diamond Ring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</table:table>
      <table:table table:name="MobileSheet" table:style-name="ta1" table:print="false"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number-columns-repeated="2" table:default-cell-style-name="ce16"/>
        <table:table-column table:style-name="co34" table:default-cell-style-name="ce16"/>
        <table:table-column table:style-name="co35" table:default-cell-style-name="ce16"/>
        <table:table-column table:style-name="co8" table:number-columns-repeated="1017" table:default-cell-style-name="ce16"/>
        <table:table-row table:style-name="ro2">
          <table:table-cell table:style-name="ce15" office:value-type="string">
            <text:p>TcNo</text:p>
          </table:table-cell>
          <table:table-cell table:style-name="ce15" office:value-type="string">
            <text:p>TcDesr</text:p>
          </table:table-cell>
          <table:table-cell table:style-name="ce15" office:value-type="string">
            <text:p>Action</text:p>
          </table:table-cell>
          <table:table-cell table:style-name="ce15" office:value-type="string">
            <text:p>ObjectIdentifiertype</text:p>
          </table:table-cell>
          <table:table-cell table:style-name="ce15" office:value-type="string">
            <text:p>ObjectIdentifier</text:p>
          </table:table-cell>
          <table:table-cell table:style-name="ce15" office:value-type="string">
            <text:p>TestData</text:p>
          </table:table-cell>
          <table:table-cell table:style-name="ce15" office:value-type="string">
            <text:p>ObjectSheet</text:p>
          </table:table-cell>
          <table:table-cell table:style-name="ce15" office:value-type="string">
            <text:p>Execute</text:p>
          </table:table-cell>
          <table:table-cell table:number-columns-repeated="1016"/>
        </table:table-row>
        <table:table-row table:style-name="ro5">
          <table:table-cell office:value-type="string">
            <text:p>Pre-Requisite</text:p>
          </table:table-cell>
          <table:table-cell/>
          <table:table-cell table:style-name="ce15" table:content-validation-name="val2" office:value-type="string">
            <text:p>Navigate</text:p>
          </table:table-cell>
          <table:table-cell table:style-name="ce15" table:content-validation-name="val2"/>
          <table:table-cell/>
          <table:table-cell office:value-type="string">
            <text:p><text:a xlink:href="http://www.walgreens.com/">http://www.walgreens.com</text:a>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Checking whether the text box exists or not</text:p>
          </table:table-cell>
          <table:table-cell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id='gbqfq]'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table:style-name="ce15" office:value-type="float" office:value="2">
            <text:p>2</text:p>
          </table:table-cell>
          <table:table-cell table:style-name="ce15" office:value-type="string">
            <text:p>Checking for the I am feeling lucky exists or not</text:p>
          </table:table-cell>
          <table:table-cell table:style-name="ce15"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id='gbqfbb']</text:p>
          </table:table-cell>
          <table:table-cell table:style-name="ce15"/>
          <table:table-cell table:style-name="ce15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hecking for Blood Pressure exists or not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addlang']/a[1]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table:style-name="ce15" office:value-type="float" office:value="4">
            <text:p>4</text:p>
          </table:table-cell>
          <table:table-cell table:style-name="ce15" office:value-type="string">
            <text:p>Checking for Blood Glucose exists or not</text:p>
          </table:table-cell>
          <table:table-cell table:style-name="ce15"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addlang']/a[2]</text:p>
          </table:table-cell>
          <table:table-cell table:style-name="ce15"/>
          <table:table-cell table:style-name="ce15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hecking for Sleeps exists or not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addlang']/a[3]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table:style-name="ce15" office:value-type="float" office:value="6">
            <text:p>6</text:p>
          </table:table-cell>
          <table:table-cell table:style-name="ce15" office:value-type="string">
            <text:p>Checking for SPO2 Exists or not</text:p>
          </table:table-cell>
          <table:table-cell table:style-name="ce15"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addlang']/a[4]</text:p>
          </table:table-cell>
          <table:table-cell table:style-name="ce15"/>
          <table:table-cell table:style-name="ce15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10/07/2014</text:date>, <text:time>17:3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4-03T20:25:53</meta:creation-date>
    <dc:date>2014-07-10T17:37:22</dc:date>
    <dc:creator>KALYAN VARANASI</dc:creator>
    <meta:editing-duration>PT23H55M39S</meta:editing-duration>
    <meta:editing-cycles>171</meta:editing-cycles>
    <meta:generator>OpenOffice/4.1.0$Unix OpenOffice.org_project/410m18$Build-9764</meta:generator>
    <meta:document-statistic meta:table-count="6" meta:cell-count="547" meta:object-count="0"/>
  </office:meta>
</office:document-meta>
</file>